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976" officeooo:paragraph-rsid="0017e976"/>
    </style:style>
    <style:style style:name="P2" style:family="paragraph" style:parent-style-name="Standard">
      <style:text-properties officeooo:paragraph-rsid="0017e976"/>
    </style:style>
    <style:style style:name="P3" style:family="paragraph" style:parent-style-name="Standard">
      <style:text-properties fo:font-style="normal" officeooo:rsid="0017e976" officeooo:paragraph-rsid="0017e976" style:font-style-asian="normal" style:font-style-complex="normal"/>
    </style:style>
    <style:style style:name="P4" style:family="paragraph" style:parent-style-name="Standard">
      <style:text-properties officeooo:rsid="0018d206" officeooo:paragraph-rsid="0018d206"/>
    </style:style>
    <style:style style:name="P5" style:family="paragraph" style:parent-style-name="Standard">
      <style:text-properties officeooo:rsid="001a6fe8" officeooo:paragraph-rsid="001a6fe8"/>
    </style:style>
    <style:style style:name="P6" style:family="paragraph" style:parent-style-name="Standard">
      <style:text-properties officeooo:rsid="001a6fe8" officeooo:paragraph-rsid="001b9e72"/>
    </style:style>
    <style:style style:name="P7" style:family="paragraph" style:parent-style-name="Standard">
      <style:text-properties officeooo:rsid="001b9e72" officeooo:paragraph-rsid="001b9e72"/>
    </style:style>
    <style:style style:name="P8" style:family="paragraph" style:parent-style-name="Standard">
      <style:text-properties officeooo:rsid="001c1cbe" officeooo:paragraph-rsid="001c1c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e97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e976" style:font-style-asian="normal" style:font-style-complex="normal"/>
    </style:style>
    <style:style style:name="T5" style:family="text">
      <style:text-properties fo:font-style="normal" officeooo:rsid="0018d206" style:font-style-asian="normal" style:font-style-complex="normal"/>
    </style:style>
    <style:style style:name="T6" style:family="text">
      <style:text-properties fo:font-style="normal" officeooo:rsid="001a6fe8" style:font-style-asian="normal" style:font-style-complex="normal"/>
    </style:style>
    <style:style style:name="T7" style:family="text">
      <style:text-properties fo:font-style="normal" officeooo:rsid="001b9e72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T gbm.step gbm: testing:training fraction, k-folds, bag fraction</text:p>
      <text:p text:style-name="P7">2019/11/07</text:p>
      <text:p text:style-name="P7"/>
      <text:p text:style-name="P1">gbm.step allows the setting of k-fold cross validation and bag fraction. It passes bf to gbm, and also passes train.fraction = 1 via gbm.object$gbm.call &lt;- gbm.detail. This means gbm runs with a training fraction of 1 i.e. all of the data <text:span text:style-name="T1">passed to it by gbm.step</text:span><text:span text:style-name="T3">, which is controlled by K. A Kfold of 3 would mean training/testing sets are:</text:span></text:p>
      <text:p text:style-name="P1"><text:span text:style-name="T3">12/3</text:span></text:p>
      <text:p text:style-name="P3">23/1</text:p>
      <text:p text:style-name="P1"><text:span text:style-name="T3">31/2</text:span></text:p>
      <text:p text:style-name="P1"><text:span text:style-name="T3"/></text:p>
      <text:p text:style-name="P2"><text:span text:style-name="T4">gbm runs on 12, but only actually uses the bf proportion of the training data to build the trees, using a random bf-sized fraction </text:span><text:span text:style-name="T2">for each tree</text:span><text:span text:style-name="T4"> (of potentially thousands). Then it passes its results to gbm.step, which runs CV for the results (of 12) against gbm.step’s already-partitioned testing set, i.e. 3.</text:span></text:p>
      <text:p text:style-name="P1"><text:span text:style-name="T3">Then gbm runs on 23 &amp; gbm.step tests </text:span><text:span text:style-name="T5">its </text:span><text:span text:style-name="T3">results against 1; then 31 against 2.</text:span></text:p>
      <text:p text:style-name="P4"><text:span text:style-name="T3">Gbm.step then averages (</text:span><text:span text:style-name="T1">I presume</text:span><text:span text:style-name="T3">) the 3 testing:training CV validation results and reports this as final.</text:span></text:p>
      <text:p text:style-name="P4"><text:span text:style-name="T3"/></text:p>
      <text:p text:style-name="P4"><text:span text:style-name="T3">So:</text:span></text:p>
      <text:p text:style-name="P4"><text:span text:style-name="T3">Higher K = larger proportion of the data in the training vs in the testing set. Up to K=n which is leave-one-out strategy, computationally intensive.</text:span></text:p>
      <text:p text:style-name="P4"><text:span text:style-name="T3">Higher BF = larger proportion of each K’s </text:span><text:span text:style-name="T6">training dataset used for each tree.</text:span></text:p>
      <text:p text:style-name="P4"><text:span text:style-name="T6"/></text:p>
      <text:p text:style-name="P5"><text:span text:style-name="T3">Per Elith et al 2008:</text:span></text:p>
      <text:p text:style-name="P5"><text:span text:style-name="T3">“Optimal bag fractions can be established by comparing predictive performance and model-to-model variability under different bag fractions. In our experience, stochasticity improves model performance, and fractions in the range 0·5–0·75 have given best results for presence–absence responses.”</text:span></text:p>
      <text:p text:style-name="P5"><text:span text:style-name="T3"/></text:p>
      <text:p text:style-name="P5"><text:span text:style-name="T3">Which is fine if one has sufficient data that the models run regardless. With k=10 &amp; bf=0.5, the proportion of the data available for each tree is:</text:span></text:p>
      <text:p text:style-name="P5"><text:span text:style-name="T3"/></text:p>
      <text:p text:style-name="P5"><text:span text:style-name="T3"><draw:frame draw:style-name="fr1" draw:name="Object1" text:anchor-type="as-char" svg:y="-0.619cm" svg:width="1.07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x bf = 0.9 x 0.5 = 0.45.</text:span></text:p>
      <text:p text:style-name="P5"><text:span text:style-name="T3">k=10 bf=0.9: 0.81</text:span></text:p>
      <text:p text:style-name="P5"><text:span text:style-name="T3"/></text:p>
      <text:p text:style-name="P5"><text:span text:style-name="T3">Raising K increases computational cost (usually relatively insignificant) but increases the amount of data available to train the model.</text:span></text:p>
      <text:p text:style-name="P6"><text:span text:style-name="T3">Raising BF </text:span><text:span text:style-name="T7">increases t</text:span><text:span text:style-name="T3">he amount of data available to train the model </text:span><text:span text:style-name="T7">at a cost of potentially lowering model performance.</text:span></text:p>
      <text:p text:style-name="P6"><text:span text:style-name="T7"/></text:p>
      <text:p text:style-name="P7"><text:span text:style-name="T7">F</text:span><text:span text:style-name="T3">or extremely data-limited case studies, set K to n and bf to the lowest that will run.</text:span></text:p>
      <text:p text:style-name="P8">For larger datasets, drop BF to 0.5 (default) and set K to 10 or <text:span text:style-name="T1">lower</text:span>, potentially 5 or lower still.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Dedman</meta:initial-creator>
    <meta:creation-date>2019-11-07T13:48:15.326212329</meta:creation-date>
    <dc:date>2019-11-07T14:25:15.083294196</dc:date>
    <dc:creator>Simon Dedman</dc:creator>
    <meta:editing-duration>PT5M59S</meta:editing-duration>
    <meta:editing-cycles>2</meta:editing-cycles>
    <meta:generator>LibreOffice/6.3.2.2$Linux_X86_64 LibreOffice_project/30$Build-2</meta:generator>
    <meta:document-statistic meta:table-count="0" meta:image-count="0" meta:object-count="1" meta:page-count="1" meta:paragraph-count="21" meta:word-count="354" meta:character-count="2100" meta:non-whitespace-character-count="1769"/>
  </office:meta>
</office:document-meta>
</file>

<file path=Object 1/content.xml><?xml version="1.0" encoding="utf-8"?>
<math xmlns="http://www.w3.org/1998/Math/MathML" display="block">
  <semantics>
    <mfrac>
      <mrow>
        <mi>k</mi>
        <mo stretchy="false">−</mo>
        <mn>1</mn>
      </mrow>
      <mi>k</mi>
    </mfrac>
    <annotation encoding="StarMath 5.0">{k-1} over {k} </annotation>
  </semantics>
</math>
</file>